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CashFlows">
        <table:table-row>
          <table:table-cell>
            <text:p>Date</text:p>
          </table:table-cell>
          <table:table-cell>
            <text:p>CashFlow</text:p>
          </table:table-cell>
          <table:table-cell>
            <text:p>Days</text:p>
          </table:table-cell>
          <table:table-cell>
            <text:p>DiscountRate</text:p>
          </table:table-cell>
          <table:table-cell>
            <text:p>Reserve</text:p>
          </table:table-cell>
        </table:table-row>
        <table:table-row>
          <table:table-cell>
            <text:p>0</text:p>
          </table:table-cell>
          <table:table-cell>
            <text:p>4238</text:p>
          </table:table-cell>
          <table:table-cell>
            <text:p>87</text:p>
          </table:table-cell>
          <table:table-cell>
            <text:p>0.0123</text:p>
          </table:table-cell>
          <table:table-cell/>
        </table:table-row>
        <table:table-row>
          <table:table-cell>
            <text:p>7</text:p>
          </table:table-cell>
          <table:table-cell>
            <text:p>1253</text:p>
          </table:table-cell>
          <table:table-cell>
            <text:p>155</text:p>
          </table:table-cell>
          <table:table-cell>
            <text:p>0.0301</text:p>
          </table:table-cell>
          <table:table-cell/>
        </table:table-row>
        <table:table-row>
          <table:table-cell>
            <text:p>14</text:p>
          </table:table-cell>
          <table:table-cell>
            <text:p>-161</text:p>
          </table:table-cell>
          <table:table-cell>
            <text:p>309</text:p>
          </table:table-cell>
          <table:table-cell>
            <text:p>0.0178</text:p>
          </table:table-cell>
          <table:table-cell/>
        </table:table-row>
        <table:table-row>
          <table:table-cell>
            <text:p>21</text:p>
          </table:table-cell>
          <table:table-cell>
            <text:p>2456</text:p>
          </table:table-cell>
          <table:table-cell>
            <text:p>46</text:p>
          </table:table-cell>
          <table:table-cell>
            <text:p>0.0127</text:p>
          </table:table-cell>
          <table:table-cell/>
        </table:table-row>
        <table:table-row>
          <table:table-cell>
            <text:p>28</text:p>
          </table:table-cell>
          <table:table-cell>
            <text:p>791</text:p>
          </table:table-cell>
          <table:table-cell>
            <text:p>149</text:p>
          </table:table-cell>
          <table:table-cell>
            <text:p>0.0555</text:p>
          </table:table-cell>
          <table:table-cell/>
        </table:table-row>
        <table:table-row>
          <table:table-cell>
            <text:p>35</text:p>
          </table:table-cell>
          <table:table-cell>
            <text:p>-783</text:p>
          </table:table-cell>
          <table:table-cell>
            <text:p>317</text:p>
          </table:table-cell>
          <table:table-cell>
            <text:p>0.0279</text:p>
          </table:table-cell>
          <table:table-cell/>
        </table:table-row>
        <table:table-row>
          <table:table-cell>
            <text:p>42</text:p>
          </table:table-cell>
          <table:table-cell>
            <text:p>4323</text:p>
          </table:table-cell>
          <table:table-cell>
            <text:p>309</text:p>
          </table:table-cell>
          <table:table-cell>
            <text:p>0.0478</text:p>
          </table:table-cell>
          <table:table-cell/>
        </table:table-row>
        <table:table-row>
          <table:table-cell>
            <text:p>49</text:p>
          </table:table-cell>
          <table:table-cell>
            <text:p>2679</text:p>
          </table:table-cell>
          <table:table-cell>
            <text:p>331</text:p>
          </table:table-cell>
          <table:table-cell>
            <text:p>0.035</text:p>
          </table:table-cell>
          <table:table-cell/>
        </table:table-row>
        <table:table-row>
          <table:table-cell>
            <text:p>56</text:p>
          </table:table-cell>
          <table:table-cell>
            <text:p>-947</text:p>
          </table:table-cell>
          <table:table-cell>
            <text:p>111</text:p>
          </table:table-cell>
          <table:table-cell>
            <text:p>0.0728</text:p>
          </table:table-cell>
          <table:table-cell/>
        </table:table-row>
        <table:table-row>
          <table:table-cell>
            <text:p>63</text:p>
          </table:table-cell>
          <table:table-cell>
            <text:p>1787</text:p>
          </table:table-cell>
          <table:table-cell>
            <text:p>172</text:p>
          </table:table-cell>
          <table:table-cell>
            <text:p>0.024</text:p>
          </table:table-cell>
          <table:table-cell/>
        </table:table-row>
        <table:table-row>
          <table:table-cell>
            <text:p>70</text:p>
          </table:table-cell>
          <table:table-cell>
            <text:p>1757</text:p>
          </table:table-cell>
          <table:table-cell>
            <text:p>82</text:p>
          </table:table-cell>
          <table:table-cell>
            <text:p>0.0183</text:p>
          </table:table-cell>
          <table:table-cell/>
        </table:table-row>
        <table:table-row>
          <table:table-cell>
            <text:p>77</text:p>
          </table:table-cell>
          <table:table-cell>
            <text:p>-208</text:p>
          </table:table-cell>
          <table:table-cell>
            <text:p>213</text:p>
          </table:table-cell>
          <table:table-cell>
            <text:p>0.0863</text:p>
          </table:table-cell>
          <table:table-cell/>
        </table:table-row>
        <table:table-row>
          <table:table-cell>
            <text:p>84</text:p>
          </table:table-cell>
          <table:table-cell>
            <text:p>3945</text:p>
          </table:table-cell>
          <table:table-cell>
            <text:p>165</text:p>
          </table:table-cell>
          <table:table-cell>
            <text:p>0.0826</text:p>
          </table:table-cell>
          <table:table-cell/>
        </table:table-row>
        <table:table-row>
          <table:table-cell>
            <text:p>91</text:p>
          </table:table-cell>
          <table:table-cell>
            <text:p>4977</text:p>
          </table:table-cell>
          <table:table-cell>
            <text:p>265</text:p>
          </table:table-cell>
          <table:table-cell>
            <text:p>0.0583</text:p>
          </table:table-cell>
          <table:table-cell/>
        </table:table-row>
        <table:table-row>
          <table:table-cell>
            <text:p>98</text:p>
          </table:table-cell>
          <table:table-cell>
            <text:p>2100</text:p>
          </table:table-cell>
          <table:table-cell>
            <text:p>70</text:p>
          </table:table-cell>
          <table:table-cell>
            <text:p>0.0597</text:p>
          </table:table-cell>
          <table:table-cell/>
        </table:table-row>
        <table:table-row>
          <table:table-cell>
            <text:p>105</text:p>
          </table:table-cell>
          <table:table-cell>
            <text:p>4149</text:p>
          </table:table-cell>
          <table:table-cell>
            <text:p>346</text:p>
          </table:table-cell>
          <table:table-cell>
            <text:p>0.0897</text:p>
          </table:table-cell>
          <table:table-cell/>
        </table:table-row>
        <table:table-row>
          <table:table-cell>
            <text:p>112</text:p>
          </table:table-cell>
          <table:table-cell>
            <text:p>1962</text:p>
          </table:table-cell>
          <table:table-cell>
            <text:p>325</text:p>
          </table:table-cell>
          <table:table-cell>
            <text:p>0.0273</text:p>
          </table:table-cell>
          <table:table-cell/>
        </table:table-row>
        <table:table-row>
          <table:table-cell>
            <text:p>119</text:p>
          </table:table-cell>
          <table:table-cell>
            <text:p>-431</text:p>
          </table:table-cell>
          <table:table-cell>
            <text:p>53</text:p>
          </table:table-cell>
          <table:table-cell>
            <text:p>0.0695</text:p>
          </table:table-cell>
          <table:table-cell/>
        </table:table-row>
        <table:table-row>
          <table:table-cell>
            <text:p>126</text:p>
          </table:table-cell>
          <table:table-cell>
            <text:p>1370</text:p>
          </table:table-cell>
          <table:table-cell>
            <text:p>70</text:p>
          </table:table-cell>
          <table:table-cell>
            <text:p>0.087</text:p>
          </table:table-cell>
          <table:table-cell/>
        </table:table-row>
        <table:table-row>
          <table:table-cell>
            <text:p>133</text:p>
          </table:table-cell>
          <table:table-cell>
            <text:p>-173</text:p>
          </table:table-cell>
          <table:table-cell>
            <text:p>224</text:p>
          </table:table-cell>
          <table:table-cell>
            <text:p>0.035</text:p>
          </table:table-cell>
          <table:table-cell/>
        </table:table-row>
        <table:table-row>
          <table:table-cell>
            <text:p>140</text:p>
          </table:table-cell>
          <table:table-cell>
            <text:p>4207</text:p>
          </table:table-cell>
          <table:table-cell>
            <text:p>216</text:p>
          </table:table-cell>
          <table:table-cell>
            <text:p>0.0246</text:p>
          </table:table-cell>
          <table:table-cell/>
        </table:table-row>
        <table:table-row>
          <table:table-cell>
            <text:p>147</text:p>
          </table:table-cell>
          <table:table-cell>
            <text:p>1910</text:p>
          </table:table-cell>
          <table:table-cell>
            <text:p>137</text:p>
          </table:table-cell>
          <table:table-cell>
            <text:p>0.0703</text:p>
          </table:table-cell>
          <table:table-cell/>
        </table:table-row>
        <table:table-row>
          <table:table-cell>
            <text:p>154</text:p>
          </table:table-cell>
          <table:table-cell>
            <text:p>4749</text:p>
          </table:table-cell>
          <table:table-cell>
            <text:p>361</text:p>
          </table:table-cell>
          <table:table-cell>
            <text:p>0.0164</text:p>
          </table:table-cell>
          <table:table-cell/>
        </table:table-row>
        <table:table-row>
          <table:table-cell>
            <text:p>161</text:p>
          </table:table-cell>
          <table:table-cell>
            <text:p>4201</text:p>
          </table:table-cell>
          <table:table-cell>
            <text:p>117</text:p>
          </table:table-cell>
          <table:table-cell>
            <text:p>0.0581</text:p>
          </table:table-cell>
          <table:table-cell/>
        </table:table-row>
        <table:table-row>
          <table:table-cell>
            <text:p>168</text:p>
          </table:table-cell>
          <table:table-cell>
            <text:p>1005</text:p>
          </table:table-cell>
          <table:table-cell>
            <text:p>113</text:p>
          </table:table-cell>
          <table:table-cell>
            <text:p>0.0516</text:p>
          </table:table-cell>
          <table:table-cell/>
        </table:table-row>
        <table:table-row>
          <table:table-cell>
            <text:p>175</text:p>
          </table:table-cell>
          <table:table-cell>
            <text:p>1211</text:p>
          </table:table-cell>
          <table:table-cell>
            <text:p>357</text:p>
          </table:table-cell>
          <table:table-cell>
            <text:p>0.0719</text:p>
          </table:table-cell>
          <table:table-cell/>
        </table:table-row>
        <table:table-row>
          <table:table-cell>
            <text:p>182</text:p>
          </table:table-cell>
          <table:table-cell>
            <text:p>799</text:p>
          </table:table-cell>
          <table:table-cell>
            <text:p>196</text:p>
          </table:table-cell>
          <table:table-cell>
            <text:p>0.0859</text:p>
          </table:table-cell>
          <table:table-cell/>
        </table:table-row>
        <table:table-row>
          <table:table-cell>
            <text:p>189</text:p>
          </table:table-cell>
          <table:table-cell>
            <text:p>-542</text:p>
          </table:table-cell>
          <table:table-cell>
            <text:p>147</text:p>
          </table:table-cell>
          <table:table-cell>
            <text:p>0.084</text:p>
          </table:table-cell>
          <table:table-cell/>
        </table:table-row>
        <table:table-row>
          <table:table-cell>
            <text:p>196</text:p>
          </table:table-cell>
          <table:table-cell>
            <text:p>1584</text:p>
          </table:table-cell>
          <table:table-cell>
            <text:p>235</text:p>
          </table:table-cell>
          <table:table-cell>
            <text:p>0.0341</text:p>
          </table:table-cell>
          <table:table-cell/>
        </table:table-row>
        <table:table-row>
          <table:table-cell>
            <text:p>203</text:p>
          </table:table-cell>
          <table:table-cell>
            <text:p>728</text:p>
          </table:table-cell>
          <table:table-cell>
            <text:p>320</text:p>
          </table:table-cell>
          <table:table-cell>
            <text:p>0.0889</text:p>
          </table:table-cell>
          <table:table-cell/>
        </table:table-row>
        <table:table-row>
          <table:table-cell>
            <text:p>210</text:p>
          </table:table-cell>
          <table:table-cell>
            <text:p>1577</text:p>
          </table:table-cell>
          <table:table-cell>
            <text:p>138</text:p>
          </table:table-cell>
          <table:table-cell>
            <text:p>0.069</text:p>
          </table:table-cell>
          <table:table-cell/>
        </table:table-row>
        <table:table-row>
          <table:table-cell>
            <text:p>217</text:p>
          </table:table-cell>
          <table:table-cell>
            <text:p>2241</text:p>
          </table:table-cell>
          <table:table-cell>
            <text:p>359</text:p>
          </table:table-cell>
          <table:table-cell>
            <text:p>0.0513</text:p>
          </table:table-cell>
          <table:table-cell/>
        </table:table-row>
        <table:table-row>
          <table:table-cell>
            <text:p>224</text:p>
          </table:table-cell>
          <table:table-cell>
            <text:p>1169</text:p>
          </table:table-cell>
          <table:table-cell>
            <text:p>101</text:p>
          </table:table-cell>
          <table:table-cell>
            <text:p>0.0322</text:p>
          </table:table-cell>
          <table:table-cell/>
        </table:table-row>
        <table:table-row>
          <table:table-cell>
            <text:p>231</text:p>
          </table:table-cell>
          <table:table-cell>
            <text:p>3598</text:p>
          </table:table-cell>
          <table:table-cell>
            <text:p>305</text:p>
          </table:table-cell>
          <table:table-cell>
            <text:p>0.0336</text:p>
          </table:table-cell>
          <table:table-cell/>
        </table:table-row>
        <table:table-row>
          <table:table-cell>
            <text:p>238</text:p>
          </table:table-cell>
          <table:table-cell>
            <text:p>3788</text:p>
          </table:table-cell>
          <table:table-cell>
            <text:p>249</text:p>
          </table:table-cell>
          <table:table-cell>
            <text:p>0.0908</text:p>
          </table:table-cell>
          <table:table-cell/>
        </table:table-row>
        <table:table-row>
          <table:table-cell>
            <text:p>245</text:p>
          </table:table-cell>
          <table:table-cell>
            <text:p>2271</text:p>
          </table:table-cell>
          <table:table-cell>
            <text:p>215</text:p>
          </table:table-cell>
          <table:table-cell>
            <text:p>0.0297</text:p>
          </table:table-cell>
          <table:table-cell/>
        </table:table-row>
        <table:table-row>
          <table:table-cell>
            <text:p>252</text:p>
          </table:table-cell>
          <table:table-cell>
            <text:p>133</text:p>
          </table:table-cell>
          <table:table-cell>
            <text:p>290</text:p>
          </table:table-cell>
          <table:table-cell>
            <text:p>0.0544</text:p>
          </table:table-cell>
          <table:table-cell/>
        </table:table-row>
        <table:table-row>
          <table:table-cell>
            <text:p>259</text:p>
          </table:table-cell>
          <table:table-cell>
            <text:p>-615</text:p>
          </table:table-cell>
          <table:table-cell>
            <text:p>86</text:p>
          </table:table-cell>
          <table:table-cell>
            <text:p>0.0238</text:p>
          </table:table-cell>
          <table:table-cell/>
        </table:table-row>
        <table:table-row>
          <table:table-cell>
            <text:p>266</text:p>
          </table:table-cell>
          <table:table-cell>
            <text:p>310</text:p>
          </table:table-cell>
          <table:table-cell>
            <text:p>246</text:p>
          </table:table-cell>
          <table:table-cell>
            <text:p>0.0637</text:p>
          </table:table-cell>
          <table:table-cell/>
        </table:table-row>
        <table:table-row>
          <table:table-cell>
            <text:p>273</text:p>
          </table:table-cell>
          <table:table-cell>
            <text:p>2152</text:p>
          </table:table-cell>
          <table:table-cell>
            <text:p>225</text:p>
          </table:table-cell>
          <table:table-cell>
            <text:p>0.0636</text:p>
          </table:table-cell>
          <table:table-cell/>
        </table:table-row>
        <table:table-row>
          <table:table-cell>
            <text:p>280</text:p>
          </table:table-cell>
          <table:table-cell>
            <text:p>2834</text:p>
          </table:table-cell>
          <table:table-cell>
            <text:p>300</text:p>
          </table:table-cell>
          <table:table-cell>
            <text:p>0.0326</text:p>
          </table:table-cell>
          <table:table-cell/>
        </table:table-row>
        <table:table-row>
          <table:table-cell>
            <text:p>287</text:p>
          </table:table-cell>
          <table:table-cell>
            <text:p>3532</text:p>
          </table:table-cell>
          <table:table-cell>
            <text:p>35</text:p>
          </table:table-cell>
          <table:table-cell>
            <text:p>0.0712</text:p>
          </table:table-cell>
          <table:table-cell/>
        </table:table-row>
        <table:table-row>
          <table:table-cell>
            <text:p>294</text:p>
          </table:table-cell>
          <table:table-cell>
            <text:p>-62</text:p>
          </table:table-cell>
          <table:table-cell>
            <text:p>304</text:p>
          </table:table-cell>
          <table:table-cell>
            <text:p>0.0776</text:p>
          </table:table-cell>
          <table:table-cell/>
        </table:table-row>
        <table:table-row>
          <table:table-cell>
            <text:p>301</text:p>
          </table:table-cell>
          <table:table-cell>
            <text:p>4250</text:p>
          </table:table-cell>
          <table:table-cell>
            <text:p>204</text:p>
          </table:table-cell>
          <table:table-cell>
            <text:p>0.02</text:p>
          </table:table-cell>
          <table:table-cell/>
        </table:table-row>
        <table:table-row>
          <table:table-cell>
            <text:p>308</text:p>
          </table:table-cell>
          <table:table-cell>
            <text:p>2561</text:p>
          </table:table-cell>
          <table:table-cell>
            <text:p>110</text:p>
          </table:table-cell>
          <table:table-cell>
            <text:p>0.0508</text:p>
          </table:table-cell>
          <table:table-cell/>
        </table:table-row>
        <table:table-row>
          <table:table-cell>
            <text:p>315</text:p>
          </table:table-cell>
          <table:table-cell>
            <text:p>4915</text:p>
          </table:table-cell>
          <table:table-cell>
            <text:p>164</text:p>
          </table:table-cell>
          <table:table-cell>
            <text:p>0.0975</text:p>
          </table:table-cell>
          <table:table-cell/>
        </table:table-row>
        <table:table-row>
          <table:table-cell>
            <text:p>322</text:p>
          </table:table-cell>
          <table:table-cell>
            <text:p>463</text:p>
          </table:table-cell>
          <table:table-cell>
            <text:p>289</text:p>
          </table:table-cell>
          <table:table-cell>
            <text:p>0.0921</text:p>
          </table:table-cell>
          <table:table-cell/>
        </table:table-row>
        <table:table-row>
          <table:table-cell>
            <text:p>329</text:p>
          </table:table-cell>
          <table:table-cell>
            <text:p>4122</text:p>
          </table:table-cell>
          <table:table-cell>
            <text:p>182</text:p>
          </table:table-cell>
          <table:table-cell>
            <text:p>0.0858</text:p>
          </table:table-cell>
          <table:table-cell/>
        </table:table-row>
        <table:table-row>
          <table:table-cell>
            <text:p>336</text:p>
          </table:table-cell>
          <table:table-cell>
            <text:p>3158</text:p>
          </table:table-cell>
          <table:table-cell>
            <text:p>341</text:p>
          </table:table-cell>
          <table:table-cell>
            <text:p>0.0279</text:p>
          </table:table-cell>
          <table:table-cell/>
        </table:table-row>
        <table:table-row>
          <table:table-cell>
            <text:p>343</text:p>
          </table:table-cell>
          <table:table-cell>
            <text:p>2063</text:p>
          </table:table-cell>
          <table:table-cell>
            <text:p>112</text:p>
          </table:table-cell>
          <table:table-cell>
            <text:p>0.0585</text:p>
          </table:table-cell>
          <table:table-cell/>
        </table:table-row>
        <table:table-row>
          <table:table-cell>
            <text:p>350</text:p>
          </table:table-cell>
          <table:table-cell>
            <text:p>3344</text:p>
          </table:table-cell>
          <table:table-cell>
            <text:p>30</text:p>
          </table:table-cell>
          <table:table-cell>
            <text:p>0.0639</text:p>
          </table:table-cell>
          <table:table-cell/>
        </table:table-row>
        <table:table-row>
          <table:table-cell>
            <text:p>357</text:p>
          </table:table-cell>
          <table:table-cell>
            <text:p>3002</text:p>
          </table:table-cell>
          <table:table-cell>
            <text:p>39</text:p>
          </table:table-cell>
          <table:table-cell>
            <text:p>0.0201</text:p>
          </table:table-cell>
          <table:table-cell/>
        </table:table-row>
        <table:table-row>
          <table:table-cell>
            <text:p>364</text:p>
          </table:table-cell>
          <table:table-cell>
            <text:p>1973</text:p>
          </table:table-cell>
          <table:table-cell>
            <text:p>187</text:p>
          </table:table-cell>
          <table:table-cell>
            <text:p>0.0316</text:p>
          </table:table-cell>
          <table:table-cell/>
        </table:table-row>
        <table:table-row>
          <table:table-cell>
            <text:p>371</text:p>
          </table:table-cell>
          <table:table-cell>
            <text:p>973</text:p>
          </table:table-cell>
          <table:table-cell>
            <text:p>320</text:p>
          </table:table-cell>
          <table:table-cell>
            <text:p>0.0952</text:p>
          </table:table-cell>
          <table:table-cell/>
        </table:table-row>
        <table:table-row>
          <table:table-cell>
            <text:p>378</text:p>
          </table:table-cell>
          <table:table-cell>
            <text:p>-299</text:p>
          </table:table-cell>
          <table:table-cell>
            <text:p>278</text:p>
          </table:table-cell>
          <table:table-cell>
            <text:p>0.0834</text:p>
          </table:table-cell>
          <table:table-cell/>
        </table:table-row>
        <table:table-row>
          <table:table-cell>
            <text:p>385</text:p>
          </table:table-cell>
          <table:table-cell>
            <text:p>3363</text:p>
          </table:table-cell>
          <table:table-cell>
            <text:p>94</text:p>
          </table:table-cell>
          <table:table-cell>
            <text:p>0.0216</text:p>
          </table:table-cell>
          <table:table-cell/>
        </table:table-row>
        <table:table-row>
          <table:table-cell>
            <text:p>392</text:p>
          </table:table-cell>
          <table:table-cell>
            <text:p>2893</text:p>
          </table:table-cell>
          <table:table-cell>
            <text:p>311</text:p>
          </table:table-cell>
          <table:table-cell>
            <text:p>0.0249</text:p>
          </table:table-cell>
          <table:table-cell/>
        </table:table-row>
        <table:table-row>
          <table:table-cell>
            <text:p>399</text:p>
          </table:table-cell>
          <table:table-cell>
            <text:p>3322</text:p>
          </table:table-cell>
          <table:table-cell>
            <text:p>340</text:p>
          </table:table-cell>
          <table:table-cell>
            <text:p>0.0481</text:p>
          </table:table-cell>
          <table:table-cell/>
        </table:table-row>
        <table:table-row>
          <table:table-cell>
            <text:p>406</text:p>
          </table:table-cell>
          <table:table-cell>
            <text:p>735</text:p>
          </table:table-cell>
          <table:table-cell>
            <text:p>306</text:p>
          </table:table-cell>
          <table:table-cell>
            <text:p>0.078</text:p>
          </table:table-cell>
          <table:table-cell/>
        </table:table-row>
        <table:table-row>
          <table:table-cell>
            <text:p>413</text:p>
          </table:table-cell>
          <table:table-cell>
            <text:p>4651</text:p>
          </table:table-cell>
          <table:table-cell>
            <text:p>132</text:p>
          </table:table-cell>
          <table:table-cell>
            <text:p>0.0742</text:p>
          </table:table-cell>
          <table:table-cell/>
        </table:table-row>
        <table:table-row>
          <table:table-cell>
            <text:p>420</text:p>
          </table:table-cell>
          <table:table-cell>
            <text:p>2268</text:p>
          </table:table-cell>
          <table:table-cell>
            <text:p>362</text:p>
          </table:table-cell>
          <table:table-cell>
            <text:p>0.0436</text:p>
          </table:table-cell>
          <table:table-cell/>
        </table:table-row>
        <table:table-row>
          <table:table-cell>
            <text:p>427</text:p>
          </table:table-cell>
          <table:table-cell>
            <text:p>3239</text:p>
          </table:table-cell>
          <table:table-cell>
            <text:p>261</text:p>
          </table:table-cell>
          <table:table-cell>
            <text:p>0.0209</text:p>
          </table:table-cell>
          <table:table-cell/>
        </table:table-row>
        <table:table-row>
          <table:table-cell>
            <text:p>434</text:p>
          </table:table-cell>
          <table:table-cell>
            <text:p>840</text:p>
          </table:table-cell>
          <table:table-cell>
            <text:p>62</text:p>
          </table:table-cell>
          <table:table-cell>
            <text:p>0.0404</text:p>
          </table:table-cell>
          <table:table-cell/>
        </table:table-row>
        <table:table-row>
          <table:table-cell>
            <text:p>441</text:p>
          </table:table-cell>
          <table:table-cell>
            <text:p>3819</text:p>
          </table:table-cell>
          <table:table-cell>
            <text:p>313</text:p>
          </table:table-cell>
          <table:table-cell>
            <text:p>0.0307</text:p>
          </table:table-cell>
          <table:table-cell/>
        </table:table-row>
        <table:table-row>
          <table:table-cell>
            <text:p>448</text:p>
          </table:table-cell>
          <table:table-cell>
            <text:p>804</text:p>
          </table:table-cell>
          <table:table-cell>
            <text:p>33</text:p>
          </table:table-cell>
          <table:table-cell>
            <text:p>0.0164</text:p>
          </table:table-cell>
          <table:table-cell/>
        </table:table-row>
        <table:table-row>
          <table:table-cell>
            <text:p>455</text:p>
          </table:table-cell>
          <table:table-cell>
            <text:p>4169</text:p>
          </table:table-cell>
          <table:table-cell>
            <text:p>60</text:p>
          </table:table-cell>
          <table:table-cell>
            <text:p>0.0306</text:p>
          </table:table-cell>
          <table:table-cell/>
        </table:table-row>
        <table:table-row>
          <table:table-cell>
            <text:p>462</text:p>
          </table:table-cell>
          <table:table-cell>
            <text:p>-743</text:p>
          </table:table-cell>
          <table:table-cell>
            <text:p>199</text:p>
          </table:table-cell>
          <table:table-cell>
            <text:p>0.0164</text:p>
          </table:table-cell>
          <table:table-cell/>
        </table:table-row>
        <table:table-row>
          <table:table-cell>
            <text:p>469</text:p>
          </table:table-cell>
          <table:table-cell>
            <text:p>949</text:p>
          </table:table-cell>
          <table:table-cell>
            <text:p>172</text:p>
          </table:table-cell>
          <table:table-cell>
            <text:p>0.0702</text:p>
          </table:table-cell>
          <table:table-cell/>
        </table:table-row>
        <table:table-row>
          <table:table-cell>
            <text:p>476</text:p>
          </table:table-cell>
          <table:table-cell>
            <text:p>755</text:p>
          </table:table-cell>
          <table:table-cell>
            <text:p>306</text:p>
          </table:table-cell>
          <table:table-cell>
            <text:p>0.0219</text:p>
          </table:table-cell>
          <table:table-cell/>
        </table:table-row>
        <table:table-row>
          <table:table-cell>
            <text:p>483</text:p>
          </table:table-cell>
          <table:table-cell>
            <text:p>3677</text:p>
          </table:table-cell>
          <table:table-cell>
            <text:p>325</text:p>
          </table:table-cell>
          <table:table-cell>
            <text:p>0.0525</text:p>
          </table:table-cell>
          <table:table-cell/>
        </table:table-row>
        <table:table-row>
          <table:table-cell>
            <text:p>490</text:p>
          </table:table-cell>
          <table:table-cell>
            <text:p>2874</text:p>
          </table:table-cell>
          <table:table-cell>
            <text:p>238</text:p>
          </table:table-cell>
          <table:table-cell>
            <text:p>0.0271</text:p>
          </table:table-cell>
          <table:table-cell/>
        </table:table-row>
        <table:table-row>
          <table:table-cell>
            <text:p>497</text:p>
          </table:table-cell>
          <table:table-cell>
            <text:p>-206</text:p>
          </table:table-cell>
          <table:table-cell>
            <text:p>250</text:p>
          </table:table-cell>
          <table:table-cell>
            <text:p>0.0419</text:p>
          </table:table-cell>
          <table:table-cell/>
        </table:table-row>
        <table:table-row>
          <table:table-cell>
            <text:p>504</text:p>
          </table:table-cell>
          <table:table-cell>
            <text:p>2367</text:p>
          </table:table-cell>
          <table:table-cell>
            <text:p>269</text:p>
          </table:table-cell>
          <table:table-cell>
            <text:p>0.0877</text:p>
          </table:table-cell>
          <table:table-cell/>
        </table:table-row>
        <table:table-row>
          <table:table-cell>
            <text:p>511</text:p>
          </table:table-cell>
          <table:table-cell>
            <text:p>-557</text:p>
          </table:table-cell>
          <table:table-cell>
            <text:p>364</text:p>
          </table:table-cell>
          <table:table-cell>
            <text:p>0.0986</text:p>
          </table:table-cell>
          <table:table-cell/>
        </table:table-row>
        <table:table-row>
          <table:table-cell>
            <text:p>518</text:p>
          </table:table-cell>
          <table:table-cell>
            <text:p>-194</text:p>
          </table:table-cell>
          <table:table-cell>
            <text:p>61</text:p>
          </table:table-cell>
          <table:table-cell>
            <text:p>0.0462</text:p>
          </table:table-cell>
          <table:table-cell/>
        </table:table-row>
        <table:table-row>
          <table:table-cell>
            <text:p>525</text:p>
          </table:table-cell>
          <table:table-cell>
            <text:p>1779</text:p>
          </table:table-cell>
          <table:table-cell>
            <text:p>85</text:p>
          </table:table-cell>
          <table:table-cell>
            <text:p>0.0324</text:p>
          </table:table-cell>
          <table:table-cell/>
        </table:table-row>
        <table:table-row>
          <table:table-cell>
            <text:p>532</text:p>
          </table:table-cell>
          <table:table-cell>
            <text:p>558</text:p>
          </table:table-cell>
          <table:table-cell>
            <text:p>304</text:p>
          </table:table-cell>
          <table:table-cell>
            <text:p>0.0504</text:p>
          </table:table-cell>
          <table:table-cell/>
        </table:table-row>
        <table:table-row>
          <table:table-cell>
            <text:p>539</text:p>
          </table:table-cell>
          <table:table-cell>
            <text:p>2456</text:p>
          </table:table-cell>
          <table:table-cell>
            <text:p>123</text:p>
          </table:table-cell>
          <table:table-cell>
            <text:p>0.0351</text:p>
          </table:table-cell>
          <table:table-cell/>
        </table:table-row>
        <table:table-row>
          <table:table-cell>
            <text:p>546</text:p>
          </table:table-cell>
          <table:table-cell>
            <text:p>1046</text:p>
          </table:table-cell>
          <table:table-cell>
            <text:p>68</text:p>
          </table:table-cell>
          <table:table-cell>
            <text:p>0.0499</text:p>
          </table:table-cell>
          <table:table-cell/>
        </table:table-row>
        <table:table-row>
          <table:table-cell>
            <text:p>553</text:p>
          </table:table-cell>
          <table:table-cell>
            <text:p>3508</text:p>
          </table:table-cell>
          <table:table-cell>
            <text:p>80</text:p>
          </table:table-cell>
          <table:table-cell>
            <text:p>0.0146</text:p>
          </table:table-cell>
          <table:table-cell/>
        </table:table-row>
        <table:table-row>
          <table:table-cell>
            <text:p>560</text:p>
          </table:table-cell>
          <table:table-cell>
            <text:p>3428</text:p>
          </table:table-cell>
          <table:table-cell>
            <text:p>37</text:p>
          </table:table-cell>
          <table:table-cell>
            <text:p>0.0972</text:p>
          </table:table-cell>
          <table:table-cell/>
        </table:table-row>
        <table:table-row>
          <table:table-cell>
            <text:p>567</text:p>
          </table:table-cell>
          <table:table-cell>
            <text:p>936</text:p>
          </table:table-cell>
          <table:table-cell>
            <text:p>115</text:p>
          </table:table-cell>
          <table:table-cell>
            <text:p>0.0466</text:p>
          </table:table-cell>
          <table:table-cell/>
        </table:table-row>
        <table:table-row>
          <table:table-cell>
            <text:p>574</text:p>
          </table:table-cell>
          <table:table-cell>
            <text:p>2943</text:p>
          </table:table-cell>
          <table:table-cell>
            <text:p>139</text:p>
          </table:table-cell>
          <table:table-cell>
            <text:p>0.0878</text:p>
          </table:table-cell>
          <table:table-cell/>
        </table:table-row>
        <table:table-row>
          <table:table-cell>
            <text:p>581</text:p>
          </table:table-cell>
          <table:table-cell>
            <text:p>-520</text:p>
          </table:table-cell>
          <table:table-cell>
            <text:p>114</text:p>
          </table:table-cell>
          <table:table-cell>
            <text:p>0.0441</text:p>
          </table:table-cell>
          <table:table-cell/>
        </table:table-row>
        <table:table-row>
          <table:table-cell>
            <text:p>588</text:p>
          </table:table-cell>
          <table:table-cell>
            <text:p>2198</text:p>
          </table:table-cell>
          <table:table-cell>
            <text:p>165</text:p>
          </table:table-cell>
          <table:table-cell>
            <text:p>0.0934</text:p>
          </table:table-cell>
          <table:table-cell/>
        </table:table-row>
        <table:table-row>
          <table:table-cell>
            <text:p>595</text:p>
          </table:table-cell>
          <table:table-cell>
            <text:p>2727</text:p>
          </table:table-cell>
          <table:table-cell>
            <text:p>176</text:p>
          </table:table-cell>
          <table:table-cell>
            <text:p>0.0481</text:p>
          </table:table-cell>
          <table:table-cell/>
        </table:table-row>
        <table:table-row>
          <table:table-cell>
            <text:p>602</text:p>
          </table:table-cell>
          <table:table-cell>
            <text:p>4984</text:p>
          </table:table-cell>
          <table:table-cell>
            <text:p>314</text:p>
          </table:table-cell>
          <table:table-cell>
            <text:p>0.0696</text:p>
          </table:table-cell>
          <table:table-cell/>
        </table:table-row>
        <table:table-row>
          <table:table-cell>
            <text:p>609</text:p>
          </table:table-cell>
          <table:table-cell>
            <text:p>2986</text:p>
          </table:table-cell>
          <table:table-cell>
            <text:p>109</text:p>
          </table:table-cell>
          <table:table-cell>
            <text:p>0.0271</text:p>
          </table:table-cell>
          <table:table-cell/>
        </table:table-row>
        <table:table-row>
          <table:table-cell>
            <text:p>616</text:p>
          </table:table-cell>
          <table:table-cell>
            <text:p>783</text:p>
          </table:table-cell>
          <table:table-cell>
            <text:p>59</text:p>
          </table:table-cell>
          <table:table-cell>
            <text:p>0.0621</text:p>
          </table:table-cell>
          <table:table-cell/>
        </table:table-row>
        <table:table-row>
          <table:table-cell>
            <text:p>623</text:p>
          </table:table-cell>
          <table:table-cell>
            <text:p>3441</text:p>
          </table:table-cell>
          <table:table-cell>
            <text:p>61</text:p>
          </table:table-cell>
          <table:table-cell>
            <text:p>0.0773</text:p>
          </table:table-cell>
          <table:table-cell/>
        </table:table-row>
        <table:table-row>
          <table:table-cell>
            <text:p>630</text:p>
          </table:table-cell>
          <table:table-cell>
            <text:p>-532</text:p>
          </table:table-cell>
          <table:table-cell>
            <text:p>55</text:p>
          </table:table-cell>
          <table:table-cell>
            <text:p>0.0626</text:p>
          </table:table-cell>
          <table:table-cell/>
        </table:table-row>
        <table:table-row>
          <table:table-cell>
            <text:p>637</text:p>
          </table:table-cell>
          <table:table-cell>
            <text:p>3119</text:p>
          </table:table-cell>
          <table:table-cell>
            <text:p>301</text:p>
          </table:table-cell>
          <table:table-cell>
            <text:p>0.0242</text:p>
          </table:table-cell>
          <table:table-cell/>
        </table:table-row>
        <table:table-row>
          <table:table-cell>
            <text:p>644</text:p>
          </table:table-cell>
          <table:table-cell>
            <text:p>3160</text:p>
          </table:table-cell>
          <table:table-cell>
            <text:p>71</text:p>
          </table:table-cell>
          <table:table-cell>
            <text:p>0.0866</text:p>
          </table:table-cell>
          <table:table-cell/>
        </table:table-row>
        <table:table-row>
          <table:table-cell>
            <text:p>651</text:p>
          </table:table-cell>
          <table:table-cell>
            <text:p>-439</text:p>
          </table:table-cell>
          <table:table-cell>
            <text:p>334</text:p>
          </table:table-cell>
          <table:table-cell>
            <text:p>0.0161</text:p>
          </table:table-cell>
          <table:table-cell/>
        </table:table-row>
        <table:table-row>
          <table:table-cell>
            <text:p>658</text:p>
          </table:table-cell>
          <table:table-cell>
            <text:p>926</text:p>
          </table:table-cell>
          <table:table-cell>
            <text:p>236</text:p>
          </table:table-cell>
          <table:table-cell>
            <text:p>0.0208</text:p>
          </table:table-cell>
          <table:table-cell/>
        </table:table-row>
        <table:table-row>
          <table:table-cell>
            <text:p>665</text:p>
          </table:table-cell>
          <table:table-cell>
            <text:p>3666</text:p>
          </table:table-cell>
          <table:table-cell>
            <text:p>156</text:p>
          </table:table-cell>
          <table:table-cell>
            <text:p>0.0621</text:p>
          </table:table-cell>
          <table:table-cell/>
        </table:table-row>
        <table:table-row>
          <table:table-cell>
            <text:p>672</text:p>
          </table:table-cell>
          <table:table-cell>
            <text:p>-675</text:p>
          </table:table-cell>
          <table:table-cell>
            <text:p>347</text:p>
          </table:table-cell>
          <table:table-cell>
            <text:p>0.0174</text:p>
          </table:table-cell>
          <table:table-cell/>
        </table:table-row>
        <table:table-row>
          <table:table-cell>
            <text:p>679</text:p>
          </table:table-cell>
          <table:table-cell>
            <text:p>4385</text:p>
          </table:table-cell>
          <table:table-cell>
            <text:p>328</text:p>
          </table:table-cell>
          <table:table-cell>
            <text:p>0.0609</text:p>
          </table:table-cell>
          <table:table-cell/>
        </table:table-row>
        <table:table-row>
          <table:table-cell>
            <text:p>686</text:p>
          </table:table-cell>
          <table:table-cell>
            <text:p>1591</text:p>
          </table:table-cell>
          <table:table-cell>
            <text:p>163</text:p>
          </table:table-cell>
          <table:table-cell>
            <text:p>0.0284</text:p>
          </table:table-cell>
          <table:table-cell/>
        </table:table-row>
        <table:table-row>
          <table:table-cell>
            <text:p>693</text:p>
          </table:table-cell>
          <table:table-cell>
            <text:p>4867</text:p>
          </table:table-cell>
          <table:table-cell>
            <text:p>190</text:p>
          </table:table-cell>
          <table:table-cell>
            <text:p>0.031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